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74pt dashed #0000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dashe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.569c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SO 6346 Check Digit Algorithm" table:style-name="ta1" table:print-ranges="'ISO 6346 Check Digit Algorithm'.A1:'ISO 6346 Check Digit Algorithm'.J37">
        <table:shapes>
          <draw:frame draw:z-index="0" draw:name="Text Frame 1" draw:style-name="gr1" draw:text-style-name="P1" svg:width="6.243cm" svg:height="1.569cm" svg:x="20.403cm" svg:y="9.655cm">
            <draw:text-box>
              <text:p/>
            </draw:text-box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Omitted</text:p>
          </table:table-cell>
          <table:table-cell table:style-name="ce7" office:value-type="string" calcext:value-type="string">
            <text:p>Letter</text:p>
          </table:table-cell>
          <table:table-cell table:style-name="ce7" office:value-type="string" calcext:value-type="string">
            <text:p>Number</text:p>
          </table:table-cell>
          <table:table-cell table:style-name="ce13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Weigh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okup</text:p>
          </table:table-cell>
          <table:table-cell table:style-name="ce7" office:value-type="string" calcext:value-type="string">
            <text:p>Product</text:p>
          </table:table-cell>
          <table:table-cell table:style-name="ce1"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table:formula="of:=QUOTIENT([.A2]-1; 10)" office:value-type="float" office:value="-0" calcext:value-type="float">
            <text:p>0</text:p>
          </table:table-cell>
          <table:table-cell table:style-name="ce11" table:formula="of:=CHAR([.A2]+IF([.A2]&lt;10; 48; 55))" office:value-type="string" office:string-value="0" calcext:value-type="string">
            <text:p>0</text:p>
          </table:table-cell>
          <table:table-cell table:style-name="ce11" table:formula="of:=[.A2]+[.B2]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table:formula="of:=POWER(2; [.F2])" office:value-type="float" office:value="1" calcext:value-type="float">
            <text:p>1</text:p>
          </table:table-cell>
          <table:table-cell table:style-name="ce10" office:value-type="string" calcext:value-type="string">
            <text:p>Z</text:p>
          </table:table-cell>
          <table:table-cell table:style-name="ce1" table:formula="of:=VLOOKUP([.H2];[.$C$2:.$D$37];2; 0)" office:value-type="float" office:value="38" calcext:value-type="float">
            <text:p>38</text:p>
          </table:table-cell>
          <table:table-cell table:style-name="ce1" table:formula="of:=[.G2]*[.I2]" office:value-type="float" office:value="38" calcext:value-type="float">
            <text:p>3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QUOTIENT([.A3]-1; 10)" office:value-type="float" office:value="0" calcext:value-type="float">
            <text:p>0</text:p>
          </table:table-cell>
          <table:table-cell table:formula="of:=CHAR([.A3]+IF([.A3]&lt;10; 48; 55))" office:value-type="string" office:string-value="1" calcext:value-type="string">
            <text:p>1</text:p>
          </table:table-cell>
          <table:table-cell table:formula="of:=[.A3]+[.B3]" office:value-type="float" office:value="1" calcext:value-type="float">
            <text:p>1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table:formula="of:=POWER(2; [.F3])" office:value-type="float" office:value="2" calcext:value-type="float">
            <text:p>2</text:p>
          </table:table-cell>
          <table:table-cell table:style-name="ce10" office:value-type="string" calcext:value-type="string">
            <text:p>E</text:p>
          </table:table-cell>
          <table:table-cell table:style-name="ce1" table:formula="of:=VLOOKUP([.H3];[.$C$2:.$D$37];2; 0)" office:value-type="float" office:value="15" calcext:value-type="float">
            <text:p>15</text:p>
          </table:table-cell>
          <table:table-cell table:style-name="ce1" table:formula="of:=[.G3]*[.I3]"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QUOTIENT([.A4]-1; 10)" office:value-type="float" office:value="0" calcext:value-type="float">
            <text:p>0</text:p>
          </table:table-cell>
          <table:table-cell table:formula="of:=CHAR([.A4]+IF([.A4]&lt;10; 48; 55))" office:value-type="string" office:string-value="2" calcext:value-type="string">
            <text:p>2</text:p>
          </table:table-cell>
          <table:table-cell table:formula="of:=[.A4]+[.B4]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table:formula="of:=POWER(2; [.F4])"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" table:formula="of:=VLOOKUP([.H4];[.$C$2:.$D$37];2; 0)" office:value-type="float" office:value="27" calcext:value-type="float">
            <text:p>27</text:p>
          </table:table-cell>
          <table:table-cell table:style-name="ce1" table:formula="of:=[.G4]*[.I4]"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QUOTIENT([.A5]-1; 10)" office:value-type="float" office:value="0" calcext:value-type="float">
            <text:p>0</text:p>
          </table:table-cell>
          <table:table-cell table:formula="of:=CHAR([.A5]+IF([.A5]&lt;10; 48; 55))" office:value-type="string" office:string-value="3" calcext:value-type="string">
            <text:p>3</text:p>
          </table:table-cell>
          <table:table-cell table:formula="of:=[.A5]+[.B5]" office:value-type="float" office:value="3" calcext:value-type="float">
            <text:p>3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table:formula="of:=POWER(2; [.F5])" office:value-type="float" office:value="8" calcext:value-type="float">
            <text:p>8</text:p>
          </table:table-cell>
          <table:table-cell table:style-name="ce10" office:value-type="string" calcext:value-type="string">
            <text:p>U</text:p>
          </table:table-cell>
          <table:table-cell table:style-name="ce1" table:formula="of:=VLOOKUP([.H5];[.$C$2:.$D$37];2; 0)" office:value-type="float" office:value="32" calcext:value-type="float">
            <text:p>32</text:p>
          </table:table-cell>
          <table:table-cell table:style-name="ce1" table:formula="of:=[.G5]*[.I5]" office:value-type="float" office:value="256" calcext:value-type="float">
            <text:p>25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QUOTIENT([.A6]-1; 10)" office:value-type="float" office:value="0" calcext:value-type="float">
            <text:p>0</text:p>
          </table:table-cell>
          <table:table-cell table:formula="of:=CHAR([.A6]+IF([.A6]&lt;10; 48; 55))" office:value-type="string" office:string-value="4" calcext:value-type="string">
            <text:p>4</text:p>
          </table:table-cell>
          <table:table-cell table:formula="of:=[.A6]+[.B6]" office:value-type="float" office:value="4" calcext:value-type="float">
            <text:p>4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table:formula="of:=POWER(2; [.F6])" office:value-type="float" office:value="16" calcext:value-type="float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" table:formula="of:=VLOOKUP([.H6];[.$C$2:.$D$37];2; 0)" office:value-type="float" office:value="0" calcext:value-type="float">
            <text:p>0</text:p>
          </table:table-cell>
          <table:table-cell table:style-name="ce1" table:formula="of:=[.G6]*[.I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QUOTIENT([.A7]-1; 10)" office:value-type="float" office:value="0" calcext:value-type="float">
            <text:p>0</text:p>
          </table:table-cell>
          <table:table-cell table:formula="of:=CHAR([.A7]+IF([.A7]&lt;10; 48; 55))" office:value-type="string" office:string-value="5" calcext:value-type="string">
            <text:p>5</text:p>
          </table:table-cell>
          <table:table-cell table:formula="of:=[.A7]+[.B7]" office:value-type="float" office:value="5" calcext:value-type="float">
            <text:p>5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table:formula="of:=POWER(2; [.F7])" office:value-type="float" office:value="32" calcext:value-type="float">
            <text:p>32</text:p>
          </table:table-cell>
          <table:table-cell table:style-name="ce10" office:value-type="string" calcext:value-type="string">
            <text:p>0</text:p>
          </table:table-cell>
          <table:table-cell table:style-name="ce1" table:formula="of:=VLOOKUP([.H7];[.$C$2:.$D$37];2; 0)" office:value-type="float" office:value="0" calcext:value-type="float">
            <text:p>0</text:p>
          </table:table-cell>
          <table:table-cell table:style-name="ce1" table:formula="of:=[.G7]*[.I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QUOTIENT([.A8]-1; 10)" office:value-type="float" office:value="0" calcext:value-type="float">
            <text:p>0</text:p>
          </table:table-cell>
          <table:table-cell table:formula="of:=CHAR([.A8]+IF([.A8]&lt;10; 48; 55))" office:value-type="string" office:string-value="6" calcext:value-type="string">
            <text:p>6</text:p>
          </table:table-cell>
          <table:table-cell table:formula="of:=[.A8]+[.B8]" office:value-type="float" office:value="6" calcext:value-type="float">
            <text:p>6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table:formula="of:=POWER(2; [.F8])" office:value-type="float" office:value="64" calcext:value-type="float">
            <text:p>64</text:p>
          </table:table-cell>
          <table:table-cell table:style-name="ce10" office:value-type="string" calcext:value-type="string">
            <text:p>3</text:p>
          </table:table-cell>
          <table:table-cell table:style-name="ce1" table:formula="of:=VLOOKUP([.H8];[.$C$2:.$D$37];2; 0)" office:value-type="float" office:value="3" calcext:value-type="float">
            <text:p>3</text:p>
          </table:table-cell>
          <table:table-cell table:style-name="ce1" table:formula="of:=[.G8]*[.I8]"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QUOTIENT([.A9]-1; 10)" office:value-type="float" office:value="0" calcext:value-type="float">
            <text:p>0</text:p>
          </table:table-cell>
          <table:table-cell table:formula="of:=CHAR([.A9]+IF([.A9]&lt;10; 48; 55))" office:value-type="string" office:string-value="7" calcext:value-type="string">
            <text:p>7</text:p>
          </table:table-cell>
          <table:table-cell table:formula="of:=[.A9]+[.B9]" office:value-type="float" office:value="7" calcext:value-type="float">
            <text:p>7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table:formula="of:=POWER(2; [.F9])" office:value-type="float" office:value="128" calcext:value-type="float">
            <text:p>128</text:p>
          </table:table-cell>
          <table:table-cell table:style-name="ce10" office:value-type="string" calcext:value-type="string">
            <text:p>7</text:p>
          </table:table-cell>
          <table:table-cell table:style-name="ce1" table:formula="of:=VLOOKUP([.H9];[.$C$2:.$D$37];2; 0)" office:value-type="float" office:value="7" calcext:value-type="float">
            <text:p>7</text:p>
          </table:table-cell>
          <table:table-cell table:style-name="ce1" table:formula="of:=[.G9]*[.I9]" office:value-type="float" office:value="896" calcext:value-type="float">
            <text:p>8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QUOTIENT([.A10]-1; 10)" office:value-type="float" office:value="0" calcext:value-type="float">
            <text:p>0</text:p>
          </table:table-cell>
          <table:table-cell table:formula="of:=CHAR([.A10]+IF([.A10]&lt;10; 48; 55))" office:value-type="string" office:string-value="8" calcext:value-type="string">
            <text:p>8</text:p>
          </table:table-cell>
          <table:table-cell table:formula="of:=[.A10]+[.B10]" office:value-type="float" office:value="8" calcext:value-type="float">
            <text:p>8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table:formula="of:=POWER(2; [.F10])" office:value-type="float" office:value="256" calcext:value-type="float">
            <text:p>256</text:p>
          </table:table-cell>
          <table:table-cell table:style-name="ce10" office:value-type="string" calcext:value-type="string">
            <text:p>2</text:p>
          </table:table-cell>
          <table:table-cell table:style-name="ce1" table:formula="of:=VLOOKUP([.H10];[.$C$2:.$D$37];2; 0)" office:value-type="float" office:value="2" calcext:value-type="float">
            <text:p>2</text:p>
          </table:table-cell>
          <table:table-cell table:style-name="ce1" table:formula="of:=[.G10]*[.I10]" office:value-type="float" office:value="512" calcext:value-type="float">
            <text:p>5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QUOTIENT([.A11]-1; 10)" office:value-type="float" office:value="0" calcext:value-type="float">
            <text:p>0</text:p>
          </table:table-cell>
          <table:table-cell table:formula="of:=CHAR([.A11]+IF([.A11]&lt;10; 48; 55))" office:value-type="string" office:string-value="9" calcext:value-type="string">
            <text:p>9</text:p>
          </table:table-cell>
          <table:table-cell table:formula="of:=[.A11]+[.B11]" office:value-type="float" office:value="9" calcext:value-type="float">
            <text:p>9</text:p>
          </table:table-cell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table:formula="of:=POWER(2; [.F11])" office:value-type="float" office:value="512" calcext:value-type="float">
            <text:p>512</text:p>
          </table:table-cell>
          <table:table-cell table:style-name="ce10" office:value-type="string" calcext:value-type="string">
            <text:p>5</text:p>
          </table:table-cell>
          <table:table-cell table:style-name="ce1" table:formula="of:=VLOOKUP([.H11];[.$C$2:.$D$37];2; 0)" office:value-type="float" office:value="5" calcext:value-type="float">
            <text:p>5</text:p>
          </table:table-cell>
          <table:table-cell table:style-name="ce1" table:formula="of:=[.G11]*[.I11]" office:value-type="float" office:value="2560" calcext:value-type="float">
            <text:p>2560</text:p>
          </table:table-cell>
          <table:table-cell table:number-columns-repeated="1637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QUOTIENT([.A12]-1; 10)" office:value-type="float" office:value="0" calcext:value-type="float">
            <text:p>0</text:p>
          </table:table-cell>
          <table:table-cell table:style-name="ce11" table:formula="of:=CHAR([.A12]+IF([.A12]&lt;10; 48; 55))" office:value-type="string" office:string-value="A" calcext:value-type="string">
            <text:p>A</text:p>
          </table:table-cell>
          <table:table-cell table:style-name="ce11" table:formula="of:=[.A12]+[.B12]" office:value-type="float" office:value="10" calcext:value-type="float">
            <text:p>10</text:p>
          </table:table-cell>
          <table:table-cell table:style-name="ce1"/>
          <table:table-cell table:style-name="ce17" table:number-columns-spanned="3" table:number-rows-spanned="2"/>
          <table:covered-table-cell table:style-name="ce1"/>
          <table:covered-table-cell table:style-name="ce16"/>
          <table:table-cell table:style-name="ce5" office:value-type="string" calcext:value-type="string">
            <text:p>Sum</text:p>
          </table:table-cell>
          <table:table-cell table:style-name="ce6" table:formula="of:=SUM([.J2:.J11])" office:value-type="float" office:value="4592" calcext:value-type="float">
            <text:p>4592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QUOTIENT([.A13]-1; 10)" office:value-type="float" office:value="1" calcext:value-type="float">
            <text:p>1</text:p>
          </table:table-cell>
          <table:table-cell table:formula="of:=CHAR([.A13]+IF([.A13]&lt;10; 48; 55))" office:value-type="string" office:string-value="B" calcext:value-type="string">
            <text:p>B</text:p>
          </table:table-cell>
          <table:table-cell table:formula="of:=[.A13]+[.B13]" office:value-type="float" office:value="12" calcext:value-type="float">
            <text:p>12</text:p>
          </table:table-cell>
          <table:table-cell table:style-name="ce1"/>
          <table:covered-table-cell table:number-columns-repeated="3" table:style-name="ce1"/>
          <table:table-cell table:style-name="ce5" office:value-type="string" calcext:value-type="string">
            <text:p>Check</text:p>
          </table:table-cell>
          <table:table-cell table:style-name="ce6" table:formula="of:=MOD(MOD([.J12]; 11); 10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QUOTIENT([.A14]-1; 10)" office:value-type="float" office:value="1" calcext:value-type="float">
            <text:p>1</text:p>
          </table:table-cell>
          <table:table-cell table:formula="of:=CHAR([.A14]+IF([.A14]&lt;10; 48; 55))" office:value-type="string" office:string-value="C" calcext:value-type="string">
            <text:p>C</text:p>
          </table:table-cell>
          <table:table-cell table:formula="of:=[.A14]+[.B14]" office:value-type="float" office:value="13" calcext:value-type="float">
            <text:p>13</text:p>
          </table:table-cell>
          <table:table-cell table:style-name="ce1"/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QUOTIENT([.A15]-1; 10)" office:value-type="float" office:value="1" calcext:value-type="float">
            <text:p>1</text:p>
          </table:table-cell>
          <table:table-cell table:formula="of:=CHAR([.A15]+IF([.A15]&lt;10; 48; 55))" office:value-type="string" office:string-value="D" calcext:value-type="string">
            <text:p>D</text:p>
          </table:table-cell>
          <table:table-cell table:formula="of:=[.A15]+[.B15]" office:value-type="float" office:value="14" calcext:value-type="float">
            <text:p>14</text:p>
          </table:table-cell>
          <table:table-cell table:style-name="ce1"/>
          <table:table-cell table:style-name="ce7" office:value-type="string" calcext:value-type="string">
            <text:p>Remainder</text:p>
          </table:table-cell>
          <table:table-cell table:style-name="ce7" office:value-type="string" calcext:value-type="string">
            <text:p>Digit</text:p>
          </table:table-cell>
          <table:table-cell table:style-name="ce1" table:number-columns-repeated="3"/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QUOTIENT([.A16]-1; 10)" office:value-type="float" office:value="1" calcext:value-type="float">
            <text:p>1</text:p>
          </table:table-cell>
          <table:table-cell table:formula="of:=CHAR([.A16]+IF([.A16]&lt;10; 48; 55))" office:value-type="string" office:string-value="E" calcext:value-type="string">
            <text:p>E</text:p>
          </table:table-cell>
          <table:table-cell table:formula="of:=[.A16]+[.B16]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table:formula="of:=MOD([.F16]; 10)" office:value-type="float" office:value="0" calcext:value-type="float">
            <text:p>0</text:p>
          </table:table-cell>
          <table:table-cell table:style-name="ce17" office:value-type="string" calcext:value-type="string" table:number-columns-spanned="3" table:number-rows-spanned="12">
            <text:p><text:span text:style-name="T1">Weighting</text:span> is the base two exponent of the <text:span text:style-name="T2">Position</text:span> (beginning at zero.)</text:p>
            <text:p/>
            <text:p><text:span text:style-name="T1">Lookup</text:span> is is corresponding <text:span text:style-name="T2">Letter</text:span> to <text:span text:style-name="T2">Number</text:span> mapping for each <text:span text:style-name="T2">Code</text:span>.</text:p>
            <text:p/>
            <text:p><text:span text:style-name="T1">Product</text:span> is the <text:span text:style-name="T2">Weighting</text:span> multiplied by the <text:span text:style-name="T2">Lookup</text:span>.</text:p>
            <text:p/>
            <text:p><text:span text:style-name="T1">Check</text:span> is the remainder of the <text:span text:style-name="T2">Sum</text:span> of the <text:span text:style-name="T2">Products</text:span> divided by 11. If the <text:span text:style-name="T2">Check Digit</text:span> is 10, then it is mapped to 0 using a modulus operation.</text:p>
          </table:table-cell>
          <table:covered-table-cell table:number-columns-repeated="2" table:style-name="ce1"/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QUOTIENT([.A17]-1; 10)" office:value-type="float" office:value="1" calcext:value-type="float">
            <text:p>1</text:p>
          </table:table-cell>
          <table:table-cell table:formula="of:=CHAR([.A17]+IF([.A17]&lt;10; 48; 55))" office:value-type="string" office:string-value="F" calcext:value-type="string">
            <text:p>F</text:p>
          </table:table-cell>
          <table:table-cell table:formula="of:=[.A17]+[.B17]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table:formula="of:=MOD([.F17]; 10)" office:value-type="float" office:value="1" calcext:value-type="float">
            <text:p>1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QUOTIENT([.A18]-1; 10)" office:value-type="float" office:value="1" calcext:value-type="float">
            <text:p>1</text:p>
          </table:table-cell>
          <table:table-cell table:formula="of:=CHAR([.A18]+IF([.A18]&lt;10; 48; 55))" office:value-type="string" office:string-value="G" calcext:value-type="string">
            <text:p>G</text:p>
          </table:table-cell>
          <table:table-cell table:formula="of:=[.A18]+[.B18]" office:value-type="float" office:value="17" calcext:value-type="float">
            <text:p>1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table:formula="of:=MOD([.F18]; 10)" office:value-type="float" office:value="2" calcext:value-type="float">
            <text:p>2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QUOTIENT([.A19]-1; 10)" office:value-type="float" office:value="1" calcext:value-type="float">
            <text:p>1</text:p>
          </table:table-cell>
          <table:table-cell table:formula="of:=CHAR([.A19]+IF([.A19]&lt;10; 48; 55))" office:value-type="string" office:string-value="H" calcext:value-type="string">
            <text:p>H</text:p>
          </table:table-cell>
          <table:table-cell table:formula="of:=[.A19]+[.B19]" office:value-type="float" office:value="18" calcext:value-type="float">
            <text:p>18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table:formula="of:=MOD([.F19]; 10)" office:value-type="float" office:value="3" calcext:value-type="float">
            <text:p>3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QUOTIENT([.A20]-1; 10)" office:value-type="float" office:value="1" calcext:value-type="float">
            <text:p>1</text:p>
          </table:table-cell>
          <table:table-cell table:formula="of:=CHAR([.A20]+IF([.A20]&lt;10; 48; 55))" office:value-type="string" office:string-value="I" calcext:value-type="string">
            <text:p>I</text:p>
          </table:table-cell>
          <table:table-cell table:formula="of:=[.A20]+[.B20]" office:value-type="float" office:value="19" calcext:value-type="float">
            <text:p>19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table:formula="of:=MOD([.F20]; 10)" office:value-type="float" office:value="4" calcext:value-type="float">
            <text:p>4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QUOTIENT([.A21]-1; 10)" office:value-type="float" office:value="1" calcext:value-type="float">
            <text:p>1</text:p>
          </table:table-cell>
          <table:table-cell table:formula="of:=CHAR([.A21]+IF([.A21]&lt;10; 48; 55))" office:value-type="string" office:string-value="J" calcext:value-type="string">
            <text:p>J</text:p>
          </table:table-cell>
          <table:table-cell table:formula="of:=[.A21]+[.B21]" office:value-type="float" office:value="20" calcext:value-type="float">
            <text:p>20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table:formula="of:=MOD([.F21]; 10)" office:value-type="float" office:value="5" calcext:value-type="float">
            <text:p>5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formula="of:=QUOTIENT([.A22]-1; 10)" office:value-type="float" office:value="1" calcext:value-type="float">
            <text:p>1</text:p>
          </table:table-cell>
          <table:table-cell table:style-name="ce11" table:formula="of:=CHAR([.A22]+IF([.A22]&lt;10; 48; 55))" office:value-type="string" office:string-value="K" calcext:value-type="string">
            <text:p>K</text:p>
          </table:table-cell>
          <table:table-cell table:style-name="ce11" table:formula="of:=[.A22]+[.B22]" office:value-type="float" office:value="21" calcext:value-type="float">
            <text:p>21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table:formula="of:=MOD([.F22]; 10)" office:value-type="float" office:value="6" calcext:value-type="float">
            <text:p>6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QUOTIENT([.A23]-1; 10)" office:value-type="float" office:value="2" calcext:value-type="float">
            <text:p>2</text:p>
          </table:table-cell>
          <table:table-cell table:formula="of:=CHAR([.A23]+IF([.A23]&lt;10; 48; 55))" office:value-type="string" office:string-value="L" calcext:value-type="string">
            <text:p>L</text:p>
          </table:table-cell>
          <table:table-cell table:formula="of:=[.A23]+[.B23]" office:value-type="float" office:value="23" calcext:value-type="float">
            <text:p>23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table:formula="of:=MOD([.F23]; 10)" office:value-type="float" office:value="7" calcext:value-type="float">
            <text:p>7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QUOTIENT([.A24]-1; 10)" office:value-type="float" office:value="2" calcext:value-type="float">
            <text:p>2</text:p>
          </table:table-cell>
          <table:table-cell table:formula="of:=CHAR([.A24]+IF([.A24]&lt;10; 48; 55))" office:value-type="string" office:string-value="M" calcext:value-type="string">
            <text:p>M</text:p>
          </table:table-cell>
          <table:table-cell table:formula="of:=[.A24]+[.B24]" office:value-type="float" office:value="24" calcext:value-type="float">
            <text:p>24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table:formula="of:=MOD([.F24]; 10)" office:value-type="float" office:value="8" calcext:value-type="float">
            <text:p>8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QUOTIENT([.A25]-1; 10)" office:value-type="float" office:value="2" calcext:value-type="float">
            <text:p>2</text:p>
          </table:table-cell>
          <table:table-cell table:formula="of:=CHAR([.A25]+IF([.A25]&lt;10; 48; 55))" office:value-type="string" office:string-value="N" calcext:value-type="string">
            <text:p>N</text:p>
          </table:table-cell>
          <table:table-cell table:formula="of:=[.A25]+[.B25]" office:value-type="float" office:value="25" calcext:value-type="float">
            <text:p>25</text:p>
          </table:table-cell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table:formula="of:=MOD([.F25]; 10)" office:value-type="float" office:value="9" calcext:value-type="float">
            <text:p>9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QUOTIENT([.A26]-1; 10)" office:value-type="float" office:value="2" calcext:value-type="float">
            <text:p>2</text:p>
          </table:table-cell>
          <table:table-cell table:formula="of:=CHAR([.A26]+IF([.A26]&lt;10; 48; 55))" office:value-type="string" office:string-value="O" calcext:value-type="string">
            <text:p>O</text:p>
          </table:table-cell>
          <table:table-cell table:formula="of:=[.A26]+[.B26]" office:value-type="float" office:value="26" calcext:value-type="float">
            <text:p>26</text:p>
          </table:table-cell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table:formula="of:=MOD([.F26]; 10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QUOTIENT([.A27]-1; 10)" office:value-type="float" office:value="2" calcext:value-type="float">
            <text:p>2</text:p>
          </table:table-cell>
          <table:table-cell table:formula="of:=CHAR([.A27]+IF([.A27]&lt;10; 48; 55))" office:value-type="string" office:string-value="P" calcext:value-type="string">
            <text:p>P</text:p>
          </table:table-cell>
          <table:table-cell table:formula="of:=[.A27]+[.B27]" office:value-type="float" office:value="27" calcext:value-type="float">
            <text:p>27</text:p>
          </table:table-cell>
          <table:table-cell table:style-name="ce1" table:number-columns-repeated="3"/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QUOTIENT([.A28]-1; 10)" office:value-type="float" office:value="2" calcext:value-type="float">
            <text:p>2</text:p>
          </table:table-cell>
          <table:table-cell table:formula="of:=CHAR([.A28]+IF([.A28]&lt;10; 48; 55))" office:value-type="string" office:string-value="Q" calcext:value-type="string">
            <text:p>Q</text:p>
          </table:table-cell>
          <table:table-cell table:formula="of:=[.A28]+[.B28]" office:value-type="float" office:value="28" calcext:value-type="float">
            <text:p>28</text:p>
          </table:table-cell>
          <table:table-cell table:style-name="ce1"/>
          <table:table-cell table:style-name="ce17" office:value-type="string" calcext:value-type="string" table:number-columns-spanned="5" table:number-rows-spanned="10">
            <text:p><text:span text:style-name="T1">Index</text:span> is a range 0–35.</text:p>
            <text:p/>
            <text:p><text:span text:style-name="T1">Omitted</text:span> is the quotient of the <text:span text:style-name="T2">Index</text:span> minus one, all divided by ten.</text:p>
            <text:p/>
            <text:p><text:span text:style-name="T1">Letter</text:span> is a range 0–Z. It is derived by a lookup in the ASCII table. If the <text:span text:style-name="T2">Index</text:span> is less than 10, add 48 to resolve a number. Otherwise, add 55 to resolve a letter.</text:p>
            <text:p/>
            <text:p><text:span text:style-name="T1">Number</text:span> is mapped by adding <text:span text:style-name="T2">Omitted</text:span> to the <text:span text:style-name="T2">Index</text:span>, thus skipping multiples of 11 including 22 and 33. Note that the dashed lines are where these multiples would have been had they not been omitted.</text:p>
          </table:table-cell>
          <table:covered-table-cell table:number-columns-repeated="4" table:style-name="ce1"/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QUOTIENT([.A29]-1; 10)" office:value-type="float" office:value="2" calcext:value-type="float">
            <text:p>2</text:p>
          </table:table-cell>
          <table:table-cell table:formula="of:=CHAR([.A29]+IF([.A29]&lt;10; 48; 55))" office:value-type="string" office:string-value="R" calcext:value-type="string">
            <text:p>R</text:p>
          </table:table-cell>
          <table:table-cell table:formula="of:=[.A29]+[.B29]" office:value-type="float" office:value="29" calcext:value-type="float">
            <text:p>29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QUOTIENT([.A30]-1; 10)" office:value-type="float" office:value="2" calcext:value-type="float">
            <text:p>2</text:p>
          </table:table-cell>
          <table:table-cell table:formula="of:=CHAR([.A30]+IF([.A30]&lt;10; 48; 55))" office:value-type="string" office:string-value="S" calcext:value-type="string">
            <text:p>S</text:p>
          </table:table-cell>
          <table:table-cell table:formula="of:=[.A30]+[.B30]" office:value-type="float" office:value="30" calcext:value-type="float">
            <text:p>30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QUOTIENT([.A31]-1; 10)" office:value-type="float" office:value="2" calcext:value-type="float">
            <text:p>2</text:p>
          </table:table-cell>
          <table:table-cell table:formula="of:=CHAR([.A31]+IF([.A31]&lt;10; 48; 55))" office:value-type="string" office:string-value="T" calcext:value-type="string">
            <text:p>T</text:p>
          </table:table-cell>
          <table:table-cell table:formula="of:=[.A31]+[.B31]" office:value-type="float" office:value="31" calcext:value-type="float">
            <text:p>31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formula="of:=QUOTIENT([.A32]-1; 10)" office:value-type="float" office:value="2" calcext:value-type="float">
            <text:p>2</text:p>
          </table:table-cell>
          <table:table-cell table:style-name="ce11" table:formula="of:=CHAR([.A32]+IF([.A32]&lt;10; 48; 55))" office:value-type="string" office:string-value="U" calcext:value-type="string">
            <text:p>U</text:p>
          </table:table-cell>
          <table:table-cell table:style-name="ce11" table:formula="of:=[.A32]+[.B32]" office:value-type="float" office:value="32" calcext:value-type="float">
            <text:p>32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QUOTIENT([.A33]-1; 10)" office:value-type="float" office:value="3" calcext:value-type="float">
            <text:p>3</text:p>
          </table:table-cell>
          <table:table-cell table:formula="of:=CHAR([.A33]+IF([.A33]&lt;10; 48; 55))" office:value-type="string" office:string-value="V" calcext:value-type="string">
            <text:p>V</text:p>
          </table:table-cell>
          <table:table-cell table:formula="of:=[.A33]+[.B33]" office:value-type="float" office:value="34" calcext:value-type="float">
            <text:p>34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QUOTIENT([.A34]-1; 10)" office:value-type="float" office:value="3" calcext:value-type="float">
            <text:p>3</text:p>
          </table:table-cell>
          <table:table-cell table:formula="of:=CHAR([.A34]+IF([.A34]&lt;10; 48; 55))" office:value-type="string" office:string-value="W" calcext:value-type="string">
            <text:p>W</text:p>
          </table:table-cell>
          <table:table-cell table:formula="of:=[.A34]+[.B34]" office:value-type="float" office:value="35" calcext:value-type="float">
            <text:p>35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QUOTIENT([.A35]-1; 10)" office:value-type="float" office:value="3" calcext:value-type="float">
            <text:p>3</text:p>
          </table:table-cell>
          <table:table-cell table:formula="of:=CHAR([.A35]+IF([.A35]&lt;10; 48; 55))" office:value-type="string" office:string-value="X" calcext:value-type="string">
            <text:p>X</text:p>
          </table:table-cell>
          <table:table-cell table:formula="of:=[.A35]+[.B35]" office:value-type="float" office:value="36" calcext:value-type="float">
            <text:p>36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QUOTIENT([.A36]-1; 10)" office:value-type="float" office:value="3" calcext:value-type="float">
            <text:p>3</text:p>
          </table:table-cell>
          <table:table-cell table:formula="of:=CHAR([.A36]+IF([.A36]&lt;10; 48; 55))" office:value-type="string" office:string-value="Y" calcext:value-type="string">
            <text:p>Y</text:p>
          </table:table-cell>
          <table:table-cell table:formula="of:=[.A36]+[.B36]" office:value-type="float" office:value="37" calcext:value-type="float">
            <text:p>37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QUOTIENT([.A37]-1; 10)" office:value-type="float" office:value="3" calcext:value-type="float">
            <text:p>3</text:p>
          </table:table-cell>
          <table:table-cell table:formula="of:=CHAR([.A37]+IF([.A37]&lt;10; 48; 55))" office:value-type="string" office:string-value="Z" calcext:value-type="string">
            <text:p>Z</text:p>
          </table:table-cell>
          <table:table-cell table:formula="of:=[.A37]+[.B37]" office:value-type="float" office:value="38" calcext:value-type="float">
            <text:p>38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3:23:07.269485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4:44:17.247448029</meta:creation-date>
    <dc:date>2023-05-25T13:23:30.632234279</dc:date>
    <meta:editing-duration>PT1H19M30S</meta:editing-duration>
    <meta:editing-cycles>27</meta:editing-cycles>
    <meta:generator>LibreOffice/7.5.3.2$Linux_X86_64 LibreOffice_project/50$Build-2</meta:generator>
    <meta:document-statistic meta:table-count="1" meta:cell-count="233" meta:object-count="1"/>
  </office:meta>
</office:document-meta>
</file>